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6252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6681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9783in"/>
    </style:style>
    <style:style style:name="co19" style:family="table-column">
      <style:table-column-properties fo:break-before="auto" style:column-width="1.0217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1.0752in"/>
    </style:style>
    <style:style style:name="co22" style:family="table-column">
      <style:table-column-properties fo:break-before="auto" style:column-width="1.0646in"/>
    </style:style>
    <style:style style:name="co23" style:family="table-column">
      <style:table-column-properties fo:break-before="auto" style:column-width="1.1075in"/>
    </style:style>
    <style:style style:name="co24" style:family="table-column">
      <style:table-column-properties fo:break-before="auto" style:column-width="1.011in"/>
    </style:style>
    <style:style style:name="co25" style:family="table-column">
      <style:table-column-properties fo:break-before="auto" style:column-width="1.0327in"/>
    </style:style>
    <style:style style:name="co26" style:family="table-column">
      <style:table-column-properties fo:break-before="auto" style:column-width="1.0535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in"/>
    </style:style>
    <style:style style:name="co29" style:family="table-column">
      <style:table-column-properties fo:break-before="auto" style:column-width="1.161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1.0862in"/>
    </style:style>
    <style:style style:name="co32" style:family="table-column">
      <style:table-column-properties fo:break-before="auto" style:column-width="1.1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1.4291in"/>
    </style:style>
    <style:style style:name="co35" style:family="table-column">
      <style:table-column-properties fo:break-before="auto" style:column-width="1.2043in"/>
    </style:style>
    <style:style style:name="co36" style:family="table-column">
      <style:table-column-properties fo:break-before="auto" style:column-width="0.8819in"/>
    </style:style>
    <style:style style:name="co37" style:family="table-column">
      <style:table-column-properties fo:break-before="auto" style:column-width="1.5043in"/>
    </style:style>
    <style:style style:name="co38" style:family="table-column">
      <style:table-column-properties fo:break-before="auto" style:column-width="1.611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1.6327in"/>
    </style:style>
    <style:style style:name="co41" style:family="table-column">
      <style:table-column-properties fo:break-before="auto" style:column-width="1.1827in"/>
    </style:style>
    <style:style style:name="co42" style:family="table-column">
      <style:table-column-properties fo:break-before="auto" style:column-width="1.6654in"/>
    </style:style>
    <style:style style:name="co43" style:family="table-column">
      <style:table-column-properties fo:break-before="auto" style:column-width="0.9898in"/>
    </style:style>
    <style:style style:name="co44" style:family="table-column">
      <style:table-column-properties fo:break-before="auto" style:column-width="1.2898in"/>
    </style:style>
    <style:style style:name="co45" style:family="table-column">
      <style:table-column-properties fo:break-before="auto" style:column-width="1.3008in"/>
    </style:style>
    <style:style style:name="co46" style:family="table-column">
      <style:table-column-properties fo:break-before="auto" style:column-width="1.2362in"/>
    </style:style>
    <style:style style:name="co47" style:family="table-column">
      <style:table-column-properties fo:break-before="auto" style:column-width="0.9465in"/>
    </style:style>
    <style:style style:name="co48" style:family="table-column">
      <style:table-column-properties fo:break-before="auto" style:column-width="0.9575in"/>
    </style:style>
    <style:style style:name="co49" style:family="table-column">
      <style:table-column-properties fo:break-before="auto" style:column-width="0.9681in"/>
    </style:style>
    <style:style style:name="co50" style:family="table-column">
      <style:table-column-properties fo:break-before="auto" style:column-width="1.7189in"/>
    </style:style>
    <style:style style:name="co51" style:family="table-column">
      <style:table-column-properties fo:break-before="auto" style:column-width="1.9437in"/>
    </style:style>
    <style:style style:name="co52" style:family="table-column">
      <style:table-column-properties fo:break-before="auto" style:column-width="1.7291in"/>
    </style:style>
    <style:style style:name="co53" style:family="table-column">
      <style:table-column-properties fo:break-before="auto" style:column-width="1.9543in"/>
    </style:style>
    <style:style style:name="co54" style:family="table-column">
      <style:table-column-properties fo:break-before="auto" style:column-width="1.3327in"/>
    </style:style>
    <style:style style:name="co55" style:family="table-column">
      <style:table-column-properties fo:break-before="auto" style:column-width="0.8398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3035in"/>
    </style:style>
    <style:style style:name="co58" style:family="table-column">
      <style:table-column-properties fo:break-before="auto" style:column-width="0.9035in"/>
    </style:style>
    <style:style style:name="co59" style:family="table-column">
      <style:table-column-properties fo:break-before="auto" style:column-width="1.4181in"/>
    </style:style>
    <style:style style:name="co60" style:family="table-column">
      <style:table-column-properties fo:break-before="auto" style:column-width="1.6543in"/>
    </style:style>
    <style:style style:name="co61" style:family="table-column">
      <style:table-column-properties fo:break-before="auto" style:column-width="1.5791in"/>
    </style:style>
    <style:style style:name="co62" style:family="table-column">
      <style:table-column-properties fo:break-before="auto" style:column-width="1.3862in"/>
    </style:style>
    <style:style style:name="co63" style:family="table-column">
      <style:table-column-properties fo:break-before="auto" style:column-width="1.4827in"/>
    </style:style>
    <style:style style:name="co64" style:family="table-column">
      <style:table-column-properties fo:break-before="auto" style:column-width="1.5898in"/>
    </style:style>
    <style:style style:name="co65" style:family="table-column">
      <style:table-column-properties fo:break-before="auto" style:column-width="1.4075in"/>
    </style:style>
    <style:style style:name="co66" style:family="table-column">
      <style:table-column-properties fo:break-before="auto" style:column-width="0.8929in"/>
    </style:style>
    <style:style style:name="co67" style:family="table-column">
      <style:table-column-properties fo:break-before="auto" style:column-width="1.3217in"/>
    </style:style>
    <style:style style:name="co68" style:family="table-column">
      <style:table-column-properties fo:break-before="auto" style:column-width="2.3937in"/>
    </style:style>
    <style:style style:name="co69" style:family="table-column">
      <style:table-column-properties fo:break-before="auto" style:column-width="1.2575in"/>
    </style:style>
    <style:style style:name="co70" style:family="table-column">
      <style:table-column-properties fo:break-before="auto" style:column-width="1.7827in"/>
    </style:style>
    <style:style style:name="co71" style:family="table-column">
      <style:table-column-properties fo:break-before="auto" style:column-width="1.461in"/>
    </style:style>
    <style:style style:name="co72" style:family="table-column">
      <style:table-column-properties fo:break-before="auto" style:column-width="1.2465in"/>
    </style:style>
    <style:style style:name="co73" style:family="table-column">
      <style:table-column-properties fo:break-before="auto" style:column-width="0.7535in"/>
    </style:style>
    <style:style style:name="co74" style:family="table-column">
      <style:table-column-properties fo:break-before="auto" style:column-width="1.8366in"/>
    </style:style>
    <style:style style:name="co75" style:family="table-column">
      <style:table-column-properties fo:break-before="auto" style:column-width="1.7508in"/>
    </style:style>
    <style:style style:name="co76" style:family="table-column">
      <style:table-column-properties fo:break-before="auto" style:column-width="1.8575in"/>
    </style:style>
    <style:style style:name="co77" style:family="table-column">
      <style:table-column-properties fo:break-before="auto" style:column-width="2.3189in"/>
    </style:style>
    <style:style style:name="co7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Quadro 2000" table:style-name="ta1">
        <table:shapes>
          <draw:frame draw:z-index="0" draw:style-name="gr1" draw:text-style-name="P1" svg:width="6.2988in" svg:height="3.5429in" svg:x="3.587in" svg:y="0.0772in">
            <draw:object draw:notify-on-update-of-ranges="'Quadro 2000'.D2:'Quadro 2000'.D6 'Quadro 2000'.B2:'Quadro 2000'.B2 'Quadro 2000'.E2:'Quadro 2000'.E5 'Quadro 2000'.B7:'Quadro 2000'.B7 'Quadro 2000'.E7:'Quadro 2000'.E10 'Quadro 2000'.B12:'Quadro 2000'.B12 'Quadro 2000'.E12:'Quadro 2000'.E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3.6291in" svg:y="3.8996in">
            <draw:object draw:notify-on-update-of-ranges="'Quadro 2000'.D2:'Quadro 2000'.D6 'Quadro 2000'.B2:'Quadro 2000'.B2 'Quadro 2000'.E17:'Quadro 2000'.E21 'Quadro 2000'.B7:'Quadro 2000'.B7 'Quadro 2000'.E22:'Quadro 2000'.E26 'Quadro 2000'.B12:'Quadro 2000'.B12 'Quadro 2000'.E27:'Quadro 2000'.E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0.4303in" svg:y="0.0004in">
            <draw:object draw:notify-on-update-of-ranges="'Quadro 2000'.D2:'Quadro 2000'.D6 'Quadro 2000'.B2:'Quadro 2000'.B2 'Quadro 2000'.E32:'Quadro 2000'.E36 'Quadro 2000'.B7:'Quadro 2000'.B7 'Quadro 2000'.E37:'Quadro 2000'.E41 'Quadro 2000'.B12:'Quadro 2000'.B12 'Quadro 2000'.E42:'Quadro 2000'.E4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6" table:number-columns-repeated="2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3" table:default-cell-style-name="Default"/>
        <table:table-column table:style-name="co33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56" table:default-cell-style-name="Default"/>
        <table:table-column table:style-name="co18" table:default-cell-style-name="Default"/>
        <table:table-column table:style-name="co6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2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73" table:default-cell-style-name="Default"/>
        <table:table-column table:style-name="co52" table:default-cell-style-name="Default"/>
        <table:table-column table:style-name="co74" table:default-cell-style-name="Default"/>
        <table:table-column table:style-name="co67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5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ime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358107" calcext:value-type="float">
            <text:p>0.35810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430705" calcext:value-type="float">
            <text:p>0.43070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696563" calcext:value-type="float">
            <text:p>0.69656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1.774187" calcext:value-type="float">
            <text:p>1.77418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NA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3544" calcext:value-type="float">
            <text:p>0.354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413173" calcext:value-type="float">
            <text:p>0.41317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642577" calcext:value-type="float">
            <text:p>0.64257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1.545063" calcext:value-type="float">
            <text:p>1.54506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NA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028849" calcext:value-type="float">
            <text:p>0.02884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111312" calcext:value-type="float">
            <text:p>0.11131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441955" calcext:value-type="float">
            <text:p>0.44195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1.762703" calcext:value-type="float">
            <text:p>1.76270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7.05038" calcext:value-type="float">
            <text:p>7.0503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349424" calcext:value-type="float">
            <text:p>0.34942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399379" calcext:value-type="float">
            <text:p>0.39937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581437" calcext:value-type="float">
            <text:p>0.58143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1.3171" calcext:value-type="float">
            <text:p>1.317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4.26967" calcext:value-type="float">
            <text:p>4.2696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345946" calcext:value-type="float">
            <text:p>0.34594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379277" calcext:value-type="float">
            <text:p>0.37927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510707" calcext:value-type="float">
            <text:p>0.51070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1.018047" calcext:value-type="float">
            <text:p>1.01804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3.18482" calcext:value-type="float">
            <text:p>3.1848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011613" calcext:value-type="float">
            <text:p>0.01161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042847" calcext:value-type="float">
            <text:p>0.04284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167075" calcext:value-type="float">
            <text:p>0.16707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0.668515" calcext:value-type="float">
            <text:p>0.66851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2.645097" calcext:value-type="float">
            <text:p>2.64509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346088" calcext:value-type="float">
            <text:p>0.34608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383131" calcext:value-type="float">
            <text:p>0.38313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523675" calcext:value-type="float">
            <text:p>0.52367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1.084037" calcext:value-type="float">
            <text:p>1.08403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3.32594" calcext:value-type="float">
            <text:p>3.3259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342902" calcext:value-type="float">
            <text:p>0.34290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36866" calcext:value-type="float">
            <text:p>0.3686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466217" calcext:value-type="float">
            <text:p>0.46621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0.865568" calcext:value-type="float">
            <text:p>0.86556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2.456357" calcext:value-type="float">
            <text:p>2.45635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 office:value-type="float" office:value="0.011304" calcext:value-type="float">
            <text:p>0.01130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0.041078" calcext:value-type="float">
            <text:p>0.04107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0.157599" calcext:value-type="float">
            <text:p>0.15759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4096" calcext:value-type="float">
            <text:p>4096</text:p>
          </table:table-cell>
          <table:table-cell office:value-type="float" office:value="0.623665" calcext:value-type="float">
            <text:p>0.62366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50" calcext:value-type="float">
            <text:p>50</text:p>
          </table:table-cell>
          <table:table-cell office:value-type="float" office:value="8192" calcext:value-type="float">
            <text:p>8192</text:p>
          </table:table-cell>
          <table:table-cell office:value-type="float" office:value="2.489997" calcext:value-type="float">
            <text:p>2.489997</text:p>
          </table:table-cell>
          <table:table-cell table:number-columns-repeated="151"/>
        </table:table-row>
      </table:table>
      <table:table table:name="Tesla" table:style-name="ta1">
        <table:shapes>
          <draw:frame draw:z-index="0" draw:style-name="gr1" draw:text-style-name="P1" svg:width="6.2988in" svg:height="3.5429in" svg:x="3.615in" svg:y="0.0004in">
            <draw:object draw:notify-on-update-of-ranges="'Quadro 2000'.D2:'Quadro 2000'.D6 'Quadro 2000'.B2:'Quadro 2000'.B2 Tesla.E2:Tesla.E6 'Quadro 2000'.B7:'Quadro 2000'.B7 Tesla.E7:Tesla.E11 'Quadro 2000'.B12:'Quadro 2000'.B12 Tesla.E12:Tesla.E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.6528in" svg:y="3.9244in">
            <draw:object draw:notify-on-update-of-ranges="'Quadro 2000'.D2:'Quadro 2000'.D6 'Quadro 2000'.B2:'Quadro 2000'.B2 Tesla.E17:Tesla.E21 'Quadro 2000'.B7:'Quadro 2000'.B7 Tesla.E22:Tesla.E26 'Quadro 2000'.B12:'Quadro 2000'.B12 Tesla.E27:Tesla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10.4492in" svg:y="0.0512in">
            <draw:object draw:notify-on-update-of-ranges="'Quadro 2000'.D2:'Quadro 2000'.D6 'Quadro 2000'.B2:'Quadro 2000'.B2 Tesla.E32:Tesla.E36 'Quadro 2000'.B7:'Quadro 2000'.B7 Tesla.E37:Tesla.E41 'Quadro 2000'.B12:'Quadro 2000'.B12 Tesla.E42:Tesla.E4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6" table:number-columns-repeated="2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1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7" table:default-cell-style-name="Default"/>
        <table:table-column table:style-name="co29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53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3" table:default-cell-style-name="Default"/>
        <table:table-column table:style-name="co33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6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4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56" table:default-cell-style-name="Default"/>
        <table:table-column table:style-name="co18" table:default-cell-style-name="Default"/>
        <table:table-column table:style-name="co61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2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73" table:default-cell-style-name="Default"/>
        <table:table-column table:style-name="co52" table:default-cell-style-name="Default"/>
        <table:table-column table:style-name="co74" table:default-cell-style-name="Default"/>
        <table:table-column table:style-name="co67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5" table:default-cell-style-name="Default"/>
        <table:table-column table:style-name="co77" table:default-cell-style-name="Default"/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ite</text:p>
          </table:table-cell>
          <table:table-cell office:value-type="string" calcext:value-type="string">
            <text:p>time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317586" calcext:value-type="float">
            <text:p>0.31758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331849" calcext:value-type="float">
            <text:p>0.33184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414101" calcext:value-type="float">
            <text:p>0.41410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55602" calcext:value-type="float">
            <text:p>0.5560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kernels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.582073" calcext:value-type="float">
            <text:p>1.58207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316852" calcext:value-type="float">
            <text:p>0.31685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335182" calcext:value-type="float">
            <text:p>0.33518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400313" calcext:value-type="float">
            <text:p>0.40031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513164" calcext:value-type="float">
            <text:p>0.51316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arallel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.41455" calcext:value-type="float">
            <text:p>1.4145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708" calcext:value-type="float">
            <text:p>0.0070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016227" calcext:value-type="float">
            <text:p>0.01622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060111" calcext:value-type="float">
            <text:p>0.06011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233102" calcext:value-type="float">
            <text:p>0.23310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cloudsim</text:p>
          </table:table-cell>
          <table:table-cell office:value-type="string" calcext:value-type="string">
            <text:p>pskel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0.923664" calcext:value-type="float">
            <text:p>0.92366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289325" calcext:value-type="float">
            <text:p>0.289325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342247" calcext:value-type="float">
            <text:p>0.34224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394356" calcext:value-type="float">
            <text:p>0.39435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62621" calcext:value-type="float">
            <text:p>0.6262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kernels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.483993" calcext:value-type="float">
            <text:p>1.48399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310323" calcext:value-type="float">
            <text:p>0.31032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326362" calcext:value-type="float">
            <text:p>0.32636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386827" calcext:value-type="float">
            <text:p>0.38682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568024" calcext:value-type="float">
            <text:p>0.56802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arallel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.34437" calcext:value-type="float">
            <text:p>1.3443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4812" calcext:value-type="float">
            <text:p>0.00481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012048" calcext:value-type="float">
            <text:p>0.01204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039068" calcext:value-type="float">
            <text:p>0.03906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146322" calcext:value-type="float">
            <text:p>0.14632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gol</text:p>
          </table:table-cell>
          <table:table-cell office:value-type="string" calcext:value-type="string">
            <text:p>pskel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0.579602" calcext:value-type="float">
            <text:p>0.57960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317691" calcext:value-type="float">
            <text:p>0.317691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317097" calcext:value-type="float">
            <text:p>0.31709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359786" calcext:value-type="float">
            <text:p>0.35978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527559" calcext:value-type="float">
            <text:p>0.52755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kernels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.109313" calcext:value-type="float">
            <text:p>1.10931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306566" calcext:value-type="float">
            <text:p>0.306566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322079" calcext:value-type="float">
            <text:p>0.32207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358829" calcext:value-type="float">
            <text:p>0.358829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515512" calcext:value-type="float">
            <text:p>0.51551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arallel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1.074163" calcext:value-type="float">
            <text:p>1.074163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0.005482" calcext:value-type="float">
            <text:p>0.005482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0.014038" calcext:value-type="float">
            <text:p>0.014038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2048" calcext:value-type="float">
            <text:p>2048</text:p>
          </table:table-cell>
          <table:table-cell office:value-type="float" office:value="50" calcext:value-type="float">
            <text:p>50</text:p>
          </table:table-cell>
          <table:table-cell office:value-type="float" office:value="0.048137" calcext:value-type="float">
            <text:p>0.048137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0.181904" calcext:value-type="float">
            <text:p>0.181904</text:p>
          </table:table-cell>
          <table:table-cell table:number-columns-repeated="151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pskel</text:p>
          </table:table-cell>
          <table:table-cell office:value-type="float" office:value="8192" calcext:value-type="float">
            <text:p>8192</text:p>
          </table:table-cell>
          <table:table-cell office:value-type="float" office:value="50" calcext:value-type="float">
            <text:p>50</text:p>
          </table:table-cell>
          <table:table-cell office:value-type="float" office:value="0.715812" calcext:value-type="float">
            <text:p>0.715812</text:p>
          </table:table-cell>
          <table:table-cell table:number-columns-repeated="151"/>
        </table:table-row>
      </table:table>
      <table:named-expressions/>
      <table:database-ranges>
        <table:database-range table:name="__Anonymous_Sheet_DB__0" table:target-range-address="'Quadro 2000'.A1:'Quadro 2000'.E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2T15:40:49.566279390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46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73cm" svg:y="0.316cm" chart:style-name="ch2">
          <text:p>Gol</text:p>
        </chart:title>
        <chart:legend chart:legend-position="end" svg:x="13.545cm" svg:y="3.703cm" style:legend-expansion="high" chart:style-name="ch3"/>
        <chart:plot-area chart:style-name="ch4" table:cell-range-address="'Quadro 2000'.D2:'Quadro 2000'.D6 'Quadro 2000'.B2:'Quadro 2000'.B2 'Quadro 2000'.E17:'Quadro 2000'.E31 'Quadro 2000'.B7:'Quadro 2000'.B7 'Quadro 2000'.B12:'Quadro 2000'.B12" chart:data-source-has-labels="both" svg:x="1.331cm" svg:y="1.301cm" svg:width="11.894cm" svg:height="6.538cm">
          <chartooo:coordinate-region svg:x="2.058cm" svg:y="1.5cm" svg:width="10.796cm" svg:height="5.692cm"/>
          <chart:axis chart:dimension="x" chart:name="primary-x" chart:style-name="ch5" chartooo:axis-type="auto">
            <chartooo:date-scale/>
            <chart:title svg:x="6.864cm" svg:y="8.019cm" chart:style-name="ch6">
              <text:p>Input</text:p>
            </chart:title>
            <chart:categories table:cell-range-address="'Quadro 2000'.D2:'Quadro 2000'.D6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'Quadro 2000'.E17:'Quadro 2000'.E21" chart:label-cell-address="'Quadro 2000'.B2:'Quadro 2000'.B2" chart:class="chart:line">
            <chart:data-point chart:repeated="5"/>
          </chart:series>
          <chart:series chart:style-name="ch10" chart:values-cell-range-address="'Quadro 2000'.E22:'Quadro 2000'.E26" chart:label-cell-address="'Quadro 2000'.B7:'Quadro 2000'.B7" chart:class="chart:line">
            <chart:data-point chart:repeated="5"/>
          </chart:series>
          <chart:series chart:style-name="ch11" chart:values-cell-range-address="'Quadro 2000'.E27:'Quadro 2000'.E31" chart:label-cell-address="'Quadro 2000'.B12:'Quadro 2000'.B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s</text:p>
                <draw:g>
                  <svg:desc>'Quadro 2000'.B2:'Quadro 2000'.B2</svg:desc>
                </draw:g>
              </table:table-cell>
              <table:table-cell office:value-type="string">
                <text:p>parallel</text:p>
                <draw:g>
                  <svg:desc>'Quadro 2000'.B7:'Quadro 2000'.B7</svg:desc>
                </draw:g>
              </table:table-cell>
              <table:table-cell office:value-type="string">
                <text:p>pskel</text:p>
                <draw:g>
                  <svg:desc>'Quadro 2000'.B12:'Quadro 2000'.B1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Quadro 2000'.D2:'Quadro 2000'.D6</svg:desc>
                </draw:g>
              </table:table-cell>
              <table:table-cell office:value-type="float" office:value="0.349424">
                <text:p>0.349424</text:p>
                <draw:g>
                  <svg:desc>'Quadro 2000'.E17:'Quadro 2000'.E21</svg:desc>
                </draw:g>
              </table:table-cell>
              <table:table-cell office:value-type="float" office:value="0.345946">
                <text:p>0.345946</text:p>
                <draw:g>
                  <svg:desc>'Quadro 2000'.E22:'Quadro 2000'.E26</svg:desc>
                </draw:g>
              </table:table-cell>
              <table:table-cell office:value-type="float" office:value="0.011613">
                <text:p>0.011613</text:p>
                <draw:g>
                  <svg:desc>'Quadro 2000'.E27:'Quadro 2000'.E3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99379">
                <text:p>0.399379</text:p>
              </table:table-cell>
              <table:table-cell office:value-type="float" office:value="0.379277">
                <text:p>0.379277</text:p>
              </table:table-cell>
              <table:table-cell office:value-type="float" office:value="0.042847">
                <text:p>0.0428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81437">
                <text:p>0.581437</text:p>
              </table:table-cell>
              <table:table-cell office:value-type="float" office:value="0.510707">
                <text:p>0.510707</text:p>
              </table:table-cell>
              <table:table-cell office:value-type="float" office:value="0.167075">
                <text:p>0.1670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171">
                <text:p>1.3171</text:p>
              </table:table-cell>
              <table:table-cell office:value-type="float" office:value="1.018047">
                <text:p>1.018047</text:p>
              </table:table-cell>
              <table:table-cell office:value-type="float" office:value="0.668515">
                <text:p>0.66851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.26967">
                <text:p>4.26967</text:p>
              </table:table-cell>
              <table:table-cell office:value-type="float" office:value="3.18482">
                <text:p>3.18482</text:p>
              </table:table-cell>
              <table:table-cell office:value-type="float" office:value="2.645097">
                <text:p>2.645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Jacobi</text:p>
        </chart:title>
        <chart:legend chart:legend-position="end" svg:x="13.545cm" svg:y="3.703cm" style:legend-expansion="high" chart:style-name="ch3"/>
        <chart:plot-area chart:style-name="ch4" table:cell-range-address="'Quadro 2000'.D2:'Quadro 2000'.D6 'Quadro 2000'.B2:'Quadro 2000'.B2 'Quadro 2000'.E32:'Quadro 2000'.E46 'Quadro 2000'.B7:'Quadro 2000'.B7 'Quadro 2000'.B12:'Quadro 2000'.B12" chart:data-source-has-labels="both" svg:x="1.331cm" svg:y="1.301cm" svg:width="11.894cm" svg:height="6.538cm">
          <chartooo:coordinate-region svg:x="2.058cm" svg:y="1.501cm" svg:width="10.796cm" svg:height="5.691cm"/>
          <chart:axis chart:dimension="x" chart:name="primary-x" chart:style-name="ch5" chartooo:axis-type="auto">
            <chartooo:date-scale/>
            <chart:title svg:x="6.864cm" svg:y="8.019cm" chart:style-name="ch6">
              <text:p>Input</text:p>
            </chart:title>
            <chart:categories table:cell-range-address="'Quadro 2000'.D2:'Quadro 2000'.D6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'Quadro 2000'.E32:'Quadro 2000'.E36" chart:label-cell-address="'Quadro 2000'.B2:'Quadro 2000'.B2" chart:class="chart:line">
            <chart:data-point chart:repeated="5"/>
          </chart:series>
          <chart:series chart:style-name="ch10" chart:values-cell-range-address="'Quadro 2000'.E37:'Quadro 2000'.E41" chart:label-cell-address="'Quadro 2000'.B7:'Quadro 2000'.B7" chart:class="chart:line">
            <chart:data-point chart:repeated="5"/>
          </chart:series>
          <chart:series chart:style-name="ch11" chart:values-cell-range-address="'Quadro 2000'.E42:'Quadro 2000'.E46" chart:label-cell-address="'Quadro 2000'.B12:'Quadro 2000'.B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s</text:p>
                <draw:g>
                  <svg:desc>'Quadro 2000'.B2:'Quadro 2000'.B2</svg:desc>
                </draw:g>
              </table:table-cell>
              <table:table-cell office:value-type="string">
                <text:p>parallel</text:p>
                <draw:g>
                  <svg:desc>'Quadro 2000'.B7:'Quadro 2000'.B7</svg:desc>
                </draw:g>
              </table:table-cell>
              <table:table-cell office:value-type="string">
                <text:p>pskel</text:p>
                <draw:g>
                  <svg:desc>'Quadro 2000'.B12:'Quadro 2000'.B1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Quadro 2000'.D2:'Quadro 2000'.D6</svg:desc>
                </draw:g>
              </table:table-cell>
              <table:table-cell office:value-type="float" office:value="0.346088">
                <text:p>0.346088</text:p>
                <draw:g>
                  <svg:desc>'Quadro 2000'.E32:'Quadro 2000'.E36</svg:desc>
                </draw:g>
              </table:table-cell>
              <table:table-cell office:value-type="float" office:value="0.342902">
                <text:p>0.342902</text:p>
                <draw:g>
                  <svg:desc>'Quadro 2000'.E37:'Quadro 2000'.E41</svg:desc>
                </draw:g>
              </table:table-cell>
              <table:table-cell office:value-type="float" office:value="0.011304">
                <text:p>0.011304</text:p>
                <draw:g>
                  <svg:desc>'Quadro 2000'.E42:'Quadro 2000'.E46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83131">
                <text:p>0.383131</text:p>
              </table:table-cell>
              <table:table-cell office:value-type="float" office:value="0.36866">
                <text:p>0.36866</text:p>
              </table:table-cell>
              <table:table-cell office:value-type="float" office:value="0.041078">
                <text:p>0.04107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23675">
                <text:p>0.523675</text:p>
              </table:table-cell>
              <table:table-cell office:value-type="float" office:value="0.466217">
                <text:p>0.466217</text:p>
              </table:table-cell>
              <table:table-cell office:value-type="float" office:value="0.157599">
                <text:p>0.1575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084037">
                <text:p>1.084037</text:p>
              </table:table-cell>
              <table:table-cell office:value-type="float" office:value="0.865568">
                <text:p>0.865568</text:p>
              </table:table-cell>
              <table:table-cell office:value-type="float" office:value="0.623665">
                <text:p>0.62366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32594">
                <text:p>3.32594</text:p>
              </table:table-cell>
              <table:table-cell office:value-type="float" office:value="2.456357">
                <text:p>2.456357</text:p>
              </table:table-cell>
              <table:table-cell office:value-type="float" office:value="2.489997">
                <text:p>2.489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Cloudsim</text:p>
        </chart:title>
        <chart:legend chart:legend-position="end" svg:x="13.545cm" svg:y="3.703cm" style:legend-expansion="high" chart:style-name="ch3"/>
        <chart:plot-area chart:style-name="ch4" table:cell-range-address="'Quadro 2000'.D2:'Quadro 2000'.D6 'Quadro 2000'.B2:'Quadro 2000'.B2 'Quadro 2000'.E2:'Quadro 2000'.E5 'Quadro 2000'.B7:'Quadro 2000'.B7 'Quadro 2000'.E7:'Quadro 2000'.E10 'Quadro 2000'.B12:'Quadro 2000'.B12 'Quadro 2000'.E12:'Quadro 2000'.E15" chart:data-source-has-labels="both" svg:x="1.331cm" svg:y="1.301cm" svg:width="11.894cm" svg:height="6.538cm">
          <chartooo:coordinate-region svg:x="2.058cm" svg:y="1.5cm" svg:width="10.795cm" svg:height="5.692cm"/>
          <chart:axis chart:dimension="x" chart:name="primary-x" chart:style-name="ch5" chartooo:axis-type="auto">
            <chartooo:date-scale/>
            <chart:title svg:x="6.864cm" svg:y="8.019cm" chart:style-name="ch6">
              <text:p>Input</text:p>
            </chart:title>
            <chart:categories table:cell-range-address="'Quadro 2000'.D2:'Quadro 2000'.D6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'Quadro 2000'.E2:'Quadro 2000'.E5" chart:label-cell-address="'Quadro 2000'.B2:'Quadro 2000'.B2" chart:class="chart:line">
            <chart:data-point chart:repeated="4"/>
          </chart:series>
          <chart:series chart:style-name="ch10" chart:values-cell-range-address="'Quadro 2000'.E7:'Quadro 2000'.E10" chart:label-cell-address="'Quadro 2000'.B7:'Quadro 2000'.B7" chart:class="chart:line">
            <chart:data-point chart:repeated="4"/>
          </chart:series>
          <chart:series chart:style-name="ch11" chart:values-cell-range-address="'Quadro 2000'.E12:'Quadro 2000'.E15" chart:label-cell-address="'Quadro 2000'.B12:'Quadro 2000'.B1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s</text:p>
                <draw:g>
                  <svg:desc>'Quadro 2000'.B2:'Quadro 2000'.B2</svg:desc>
                </draw:g>
              </table:table-cell>
              <table:table-cell office:value-type="string">
                <text:p>parallel</text:p>
                <draw:g>
                  <svg:desc>'Quadro 2000'.B7:'Quadro 2000'.B7</svg:desc>
                </draw:g>
              </table:table-cell>
              <table:table-cell office:value-type="string">
                <text:p>pskel</text:p>
                <draw:g>
                  <svg:desc>'Quadro 2000'.B12:'Quadro 2000'.B1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Quadro 2000'.D2:'Quadro 2000'.D6</svg:desc>
                </draw:g>
              </table:table-cell>
              <table:table-cell office:value-type="float" office:value="0.358107">
                <text:p>0.358107</text:p>
                <draw:g>
                  <svg:desc>'Quadro 2000'.E2:'Quadro 2000'.E5</svg:desc>
                </draw:g>
              </table:table-cell>
              <table:table-cell office:value-type="float" office:value="0.3544">
                <text:p>0.3544</text:p>
                <draw:g>
                  <svg:desc>'Quadro 2000'.E7:'Quadro 2000'.E10</svg:desc>
                </draw:g>
              </table:table-cell>
              <table:table-cell office:value-type="float" office:value="0.028849">
                <text:p>0.028849</text:p>
                <draw:g>
                  <svg:desc>'Quadro 2000'.E12:'Quadro 2000'.E15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430705">
                <text:p>0.430705</text:p>
              </table:table-cell>
              <table:table-cell office:value-type="float" office:value="0.413173">
                <text:p>0.413173</text:p>
              </table:table-cell>
              <table:table-cell office:value-type="float" office:value="0.111312">
                <text:p>0.11131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696563">
                <text:p>0.696563</text:p>
              </table:table-cell>
              <table:table-cell office:value-type="float" office:value="0.642577">
                <text:p>0.642577</text:p>
              </table:table-cell>
              <table:table-cell office:value-type="float" office:value="0.441955">
                <text:p>0.44195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774187">
                <text:p>1.774187</text:p>
              </table:table-cell>
              <table:table-cell office:value-type="float" office:value="1.545063">
                <text:p>1.545063</text:p>
              </table:table-cell>
              <table:table-cell office:value-type="float" office:value="1.762703">
                <text:p>1.762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Cloudsim</text:p>
        </chart:title>
        <chart:legend chart:legend-position="end" svg:x="13.545cm" svg:y="3.703cm" style:legend-expansion="high" chart:style-name="ch3"/>
        <chart:plot-area chart:style-name="ch4" table:cell-range-address="'Quadro 2000'.D2:'Quadro 2000'.D6 'Quadro 2000'.B2:'Quadro 2000'.B2 Tesla.E2:Tesla.E16 'Quadro 2000'.B7:'Quadro 2000'.B7 'Quadro 2000'.B12:'Quadro 2000'.B12" chart:data-source-has-labels="both" svg:x="1.331cm" svg:y="1.301cm" svg:width="11.894cm" svg:height="6.538cm">
          <chartooo:coordinate-region svg:x="2.058cm" svg:y="1.5cm" svg:width="10.796cm" svg:height="5.692cm"/>
          <chart:axis chart:dimension="x" chart:name="primary-x" chart:style-name="ch5" chartooo:axis-type="auto">
            <chartooo:date-scale/>
            <chart:title svg:x="6.864cm" svg:y="8.019cm" chart:style-name="ch6">
              <text:p>Input</text:p>
            </chart:title>
            <chart:categories table:cell-range-address="'Quadro 2000'.D2:'Quadro 2000'.D6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Tesla.E2:Tesla.E6" chart:label-cell-address="'Quadro 2000'.B2:'Quadro 2000'.B2" chart:class="chart:line">
            <chart:data-point chart:repeated="5"/>
          </chart:series>
          <chart:series chart:style-name="ch10" chart:values-cell-range-address="Tesla.E7:Tesla.E11" chart:label-cell-address="'Quadro 2000'.B7:'Quadro 2000'.B7" chart:class="chart:line">
            <chart:data-point chart:repeated="5"/>
          </chart:series>
          <chart:series chart:style-name="ch11" chart:values-cell-range-address="Tesla.E12:Tesla.E16" chart:label-cell-address="'Quadro 2000'.B12:'Quadro 2000'.B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s</text:p>
                <draw:g>
                  <svg:desc>'Quadro 2000'.B2:'Quadro 2000'.B2</svg:desc>
                </draw:g>
              </table:table-cell>
              <table:table-cell office:value-type="string">
                <text:p>parallel</text:p>
                <draw:g>
                  <svg:desc>'Quadro 2000'.B7:'Quadro 2000'.B7</svg:desc>
                </draw:g>
              </table:table-cell>
              <table:table-cell office:value-type="string">
                <text:p>pskel</text:p>
                <draw:g>
                  <svg:desc>'Quadro 2000'.B12:'Quadro 2000'.B1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Quadro 2000'.D2:'Quadro 2000'.D6</svg:desc>
                </draw:g>
              </table:table-cell>
              <table:table-cell office:value-type="float" office:value="0.317586">
                <text:p>0.317586</text:p>
                <draw:g>
                  <svg:desc>Tesla.E2:Tesla.E6</svg:desc>
                </draw:g>
              </table:table-cell>
              <table:table-cell office:value-type="float" office:value="0.316852">
                <text:p>0.316852</text:p>
                <draw:g>
                  <svg:desc>Tesla.E7:Tesla.E11</svg:desc>
                </draw:g>
              </table:table-cell>
              <table:table-cell office:value-type="float" office:value="0.00708">
                <text:p>0.00708</text:p>
                <draw:g>
                  <svg:desc>Tesla.E12:Tesla.E16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31849">
                <text:p>0.331849</text:p>
              </table:table-cell>
              <table:table-cell office:value-type="float" office:value="0.335182">
                <text:p>0.335182</text:p>
              </table:table-cell>
              <table:table-cell office:value-type="float" office:value="0.016227">
                <text:p>0.01622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414101">
                <text:p>0.414101</text:p>
              </table:table-cell>
              <table:table-cell office:value-type="float" office:value="0.400313">
                <text:p>0.400313</text:p>
              </table:table-cell>
              <table:table-cell office:value-type="float" office:value="0.060111">
                <text:p>0.06011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5602">
                <text:p>0.55602</text:p>
              </table:table-cell>
              <table:table-cell office:value-type="float" office:value="0.513164">
                <text:p>0.513164</text:p>
              </table:table-cell>
              <table:table-cell office:value-type="float" office:value="0.233102">
                <text:p>0.23310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582073">
                <text:p>1.582073</text:p>
              </table:table-cell>
              <table:table-cell office:value-type="float" office:value="1.41455">
                <text:p>1.41455</text:p>
              </table:table-cell>
              <table:table-cell office:value-type="float" office:value="0.923664">
                <text:p>0.9236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73cm" svg:y="0.316cm" chart:style-name="ch2">
          <text:p>Gol</text:p>
        </chart:title>
        <chart:legend chart:legend-position="end" svg:x="13.545cm" svg:y="3.703cm" style:legend-expansion="high" chart:style-name="ch3"/>
        <chart:plot-area chart:style-name="ch4" table:cell-range-address="'Quadro 2000'.D2:'Quadro 2000'.D6 'Quadro 2000'.B2:'Quadro 2000'.B2 Tesla.E17:Tesla.E31 'Quadro 2000'.B7:'Quadro 2000'.B7 'Quadro 2000'.B12:'Quadro 2000'.B12" chart:data-source-has-labels="both" svg:x="1.331cm" svg:y="1.301cm" svg:width="11.894cm" svg:height="6.538cm">
          <chartooo:coordinate-region svg:x="2.058cm" svg:y="1.5cm" svg:width="10.796cm" svg:height="5.692cm"/>
          <chart:axis chart:dimension="x" chart:name="primary-x" chart:style-name="ch5" chartooo:axis-type="auto">
            <chartooo:date-scale/>
            <chart:title svg:x="6.864cm" svg:y="8.019cm" chart:style-name="ch6">
              <text:p>Input</text:p>
            </chart:title>
            <chart:categories table:cell-range-address="'Quadro 2000'.D2:'Quadro 2000'.D6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Tesla.E17:Tesla.E21" chart:label-cell-address="'Quadro 2000'.B2:'Quadro 2000'.B2" chart:class="chart:line">
            <chart:data-point chart:repeated="5"/>
          </chart:series>
          <chart:series chart:style-name="ch10" chart:values-cell-range-address="Tesla.E22:Tesla.E26" chart:label-cell-address="'Quadro 2000'.B7:'Quadro 2000'.B7" chart:class="chart:line">
            <chart:data-point chart:repeated="5"/>
          </chart:series>
          <chart:series chart:style-name="ch11" chart:values-cell-range-address="Tesla.E27:Tesla.E31" chart:label-cell-address="'Quadro 2000'.B12:'Quadro 2000'.B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s</text:p>
                <draw:g>
                  <svg:desc>'Quadro 2000'.B2:'Quadro 2000'.B2</svg:desc>
                </draw:g>
              </table:table-cell>
              <table:table-cell office:value-type="string">
                <text:p>parallel</text:p>
                <draw:g>
                  <svg:desc>'Quadro 2000'.B7:'Quadro 2000'.B7</svg:desc>
                </draw:g>
              </table:table-cell>
              <table:table-cell office:value-type="string">
                <text:p>pskel</text:p>
                <draw:g>
                  <svg:desc>'Quadro 2000'.B12:'Quadro 2000'.B1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Quadro 2000'.D2:'Quadro 2000'.D6</svg:desc>
                </draw:g>
              </table:table-cell>
              <table:table-cell office:value-type="float" office:value="0.289325">
                <text:p>0.289325</text:p>
                <draw:g>
                  <svg:desc>Tesla.E17:Tesla.E21</svg:desc>
                </draw:g>
              </table:table-cell>
              <table:table-cell office:value-type="float" office:value="0.310323">
                <text:p>0.310323</text:p>
                <draw:g>
                  <svg:desc>Tesla.E22:Tesla.E26</svg:desc>
                </draw:g>
              </table:table-cell>
              <table:table-cell office:value-type="float" office:value="0.004812">
                <text:p>0.004812</text:p>
                <draw:g>
                  <svg:desc>Tesla.E27:Tesla.E3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42247">
                <text:p>0.342247</text:p>
              </table:table-cell>
              <table:table-cell office:value-type="float" office:value="0.326362">
                <text:p>0.326362</text:p>
              </table:table-cell>
              <table:table-cell office:value-type="float" office:value="0.012048">
                <text:p>0.0120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394356">
                <text:p>0.394356</text:p>
              </table:table-cell>
              <table:table-cell office:value-type="float" office:value="0.386827">
                <text:p>0.386827</text:p>
              </table:table-cell>
              <table:table-cell office:value-type="float" office:value="0.039068">
                <text:p>0.0390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62621">
                <text:p>0.62621</text:p>
              </table:table-cell>
              <table:table-cell office:value-type="float" office:value="0.568024">
                <text:p>0.568024</text:p>
              </table:table-cell>
              <table:table-cell office:value-type="float" office:value="0.146322">
                <text:p>0.14632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483993">
                <text:p>1.483993</text:p>
              </table:table-cell>
              <table:table-cell office:value-type="float" office:value="1.34437">
                <text:p>1.34437</text:p>
              </table:table-cell>
              <table:table-cell office:value-type="float" office:value="0.579602">
                <text:p>0.579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Jacobi</text:p>
        </chart:title>
        <chart:legend chart:legend-position="end" svg:x="13.545cm" svg:y="3.703cm" style:legend-expansion="high" chart:style-name="ch3"/>
        <chart:plot-area chart:style-name="ch4" table:cell-range-address="'Quadro 2000'.D2:'Quadro 2000'.D6 'Quadro 2000'.B2:'Quadro 2000'.B2 Tesla.E32:Tesla.E46 'Quadro 2000'.B7:'Quadro 2000'.B7 'Quadro 2000'.B12:'Quadro 2000'.B12" chart:data-source-has-labels="both" svg:x="1.331cm" svg:y="1.301cm" svg:width="11.894cm" svg:height="6.538cm">
          <chartooo:coordinate-region svg:x="2.058cm" svg:y="1.501cm" svg:width="10.796cm" svg:height="5.691cm"/>
          <chart:axis chart:dimension="x" chart:name="primary-x" chart:style-name="ch5" chartooo:axis-type="auto">
            <chartooo:date-scale/>
            <chart:title svg:x="6.864cm" svg:y="8.019cm" chart:style-name="ch6">
              <text:p>Input</text:p>
            </chart:title>
            <chart:categories table:cell-range-address="'Quadro 2000'.D2:'Quadro 2000'.D6"/>
          </chart:axis>
          <chart:axis chart:dimension="y" chart:name="primary-y" chart:style-name="ch5">
            <chart:title svg:x="0.451cm" svg:y="5.196cm" chart:style-name="ch7">
              <text:p>Time (s)</text:p>
            </chart:title>
            <chart:grid chart:style-name="ch8" chart:class="major"/>
          </chart:axis>
          <chart:series chart:style-name="ch9" chart:values-cell-range-address="Tesla.E32:Tesla.E36" chart:label-cell-address="'Quadro 2000'.B2:'Quadro 2000'.B2" chart:class="chart:line">
            <chart:data-point chart:repeated="5"/>
          </chart:series>
          <chart:series chart:style-name="ch10" chart:values-cell-range-address="Tesla.E37:Tesla.E41" chart:label-cell-address="'Quadro 2000'.B7:'Quadro 2000'.B7" chart:class="chart:line">
            <chart:data-point chart:repeated="5"/>
          </chart:series>
          <chart:series chart:style-name="ch11" chart:values-cell-range-address="Tesla.E42:Tesla.E46" chart:label-cell-address="'Quadro 2000'.B12:'Quadro 2000'.B1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s</text:p>
                <draw:g>
                  <svg:desc>'Quadro 2000'.B2:'Quadro 2000'.B2</svg:desc>
                </draw:g>
              </table:table-cell>
              <table:table-cell office:value-type="string">
                <text:p>parallel</text:p>
                <draw:g>
                  <svg:desc>'Quadro 2000'.B7:'Quadro 2000'.B7</svg:desc>
                </draw:g>
              </table:table-cell>
              <table:table-cell office:value-type="string">
                <text:p>pskel</text:p>
                <draw:g>
                  <svg:desc>'Quadro 2000'.B12:'Quadro 2000'.B1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Quadro 2000'.D2:'Quadro 2000'.D6</svg:desc>
                </draw:g>
              </table:table-cell>
              <table:table-cell office:value-type="float" office:value="0.317691">
                <text:p>0.317691</text:p>
                <draw:g>
                  <svg:desc>Tesla.E32:Tesla.E36</svg:desc>
                </draw:g>
              </table:table-cell>
              <table:table-cell office:value-type="float" office:value="0.306566">
                <text:p>0.306566</text:p>
                <draw:g>
                  <svg:desc>Tesla.E37:Tesla.E41</svg:desc>
                </draw:g>
              </table:table-cell>
              <table:table-cell office:value-type="float" office:value="0.005482">
                <text:p>0.005482</text:p>
                <draw:g>
                  <svg:desc>Tesla.E42:Tesla.E46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317097">
                <text:p>0.317097</text:p>
              </table:table-cell>
              <table:table-cell office:value-type="float" office:value="0.322079">
                <text:p>0.322079</text:p>
              </table:table-cell>
              <table:table-cell office:value-type="float" office:value="0.014038">
                <text:p>0.0140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359786">
                <text:p>0.359786</text:p>
              </table:table-cell>
              <table:table-cell office:value-type="float" office:value="0.358829">
                <text:p>0.358829</text:p>
              </table:table-cell>
              <table:table-cell office:value-type="float" office:value="0.048137">
                <text:p>0.04813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27559">
                <text:p>0.527559</text:p>
              </table:table-cell>
              <table:table-cell office:value-type="float" office:value="0.515512">
                <text:p>0.515512</text:p>
              </table:table-cell>
              <table:table-cell office:value-type="float" office:value="0.181904">
                <text:p>0.18190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109313">
                <text:p>1.109313</text:p>
              </table:table-cell>
              <table:table-cell office:value-type="float" office:value="1.074163">
                <text:p>1.074163</text:p>
              </table:table-cell>
              <table:table-cell office:value-type="float" office:value="0.715812">
                <text:p>0.7158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